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bq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R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L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O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T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K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TU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G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C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G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U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M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VE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S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V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ED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PX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O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R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B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G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R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I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V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E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LV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D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N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I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Z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K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R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UL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X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D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X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D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GNI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G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S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B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ZE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L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M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W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I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ORE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P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A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I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K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T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V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U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FUE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OR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U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T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U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R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G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P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Y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Y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NN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G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P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V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B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BYT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P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NK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UF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P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MC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G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S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K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G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GV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X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R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T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2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R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OA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D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B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H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N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D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PI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B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K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ERG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L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4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T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S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B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Z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C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S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A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V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2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Z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A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EL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B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I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E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H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W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P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D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G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U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M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CN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D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W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Y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P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EPE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T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OYO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V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TA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K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B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G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8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D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B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M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I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M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B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M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F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GL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W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P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OSD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H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Y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R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F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O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V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NT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G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P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V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V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C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P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L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TN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L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H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II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OK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A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U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B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F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Z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V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H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V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BL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T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D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W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G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S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RP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S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G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A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O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Q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O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I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A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M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L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A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Y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A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P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H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W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X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F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E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A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UB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P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W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N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N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LI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V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P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S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OCK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C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R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C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G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ST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B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U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B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K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BS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H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RC2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Y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A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M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T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K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P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A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ID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TV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V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B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U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IC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EE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ME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E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F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V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G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V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D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H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XP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T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$P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R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C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P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EA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R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T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DC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PXSX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E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K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X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K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P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LX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P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F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Y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Q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DO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M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1S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M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LC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X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BA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G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D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0x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L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K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XU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M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V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MN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Y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IX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M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F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ANC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I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I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Q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Q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EB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T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AL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Y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FY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T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L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L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F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V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S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U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F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BI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T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V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W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V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D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1W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K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N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L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S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L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TO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N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Y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QUA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N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RV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P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R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M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B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E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T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T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N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Q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M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DX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W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D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F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O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GAM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K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Y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C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TH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W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P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P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PT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T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I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A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UB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L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G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B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N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G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L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TH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U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UM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L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R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A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D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SP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Y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Y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Y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OB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S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RE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V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M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Q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B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P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D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E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S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V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A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K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L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C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P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FC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M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SAF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U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T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WA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W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N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NIF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D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LK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G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O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T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Z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R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B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M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NG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WAR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ER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E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I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UE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A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TCO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MP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I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C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E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C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G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PK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H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B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O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D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YF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N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U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Z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ST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K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Z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Y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H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AV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S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B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T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T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U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KK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T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O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X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K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C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B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O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ED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K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ST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TE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P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N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B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Q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V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S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H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NK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Z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I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U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U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I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OB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M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FOO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P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R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C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S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U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R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L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H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F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H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U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G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3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T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X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P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Z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B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P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F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R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R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L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8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B3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Q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V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E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E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G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N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YL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WIN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E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T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E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W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Y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K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P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VIN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I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ARM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G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A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Z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I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U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NR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R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FT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G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B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ML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L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ED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U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K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C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8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Z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K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U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D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P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E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OL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P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U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B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OI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DOG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SH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G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T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N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S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M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TK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F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O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T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RU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X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R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G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T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G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A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L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A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J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N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Z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T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D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Y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AL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M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C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D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PS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P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M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A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M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N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M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S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RCO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W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N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G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H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PI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G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SILV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V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O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I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R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S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OB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D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FU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U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AV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M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RE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U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M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M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N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AB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E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UZ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R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P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A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O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U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GOL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D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F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G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G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L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U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K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I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M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OC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K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L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I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VI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B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C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U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BIE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NT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M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MP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F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G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C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O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N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G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G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U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2GIV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2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E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D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IY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S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NI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J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C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G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D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D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P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G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W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U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UE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S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Z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UZ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B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H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E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U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Y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AX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S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MB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L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L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H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V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EP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O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TC21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V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G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J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RI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LM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CH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M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V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I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K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I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J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TC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EE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IN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N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GU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IV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NB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R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UR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V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G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A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S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Z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O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M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Y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L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M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AI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F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I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S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R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X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Z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Y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R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ZA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EC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B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N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P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R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UK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A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NJ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V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@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TC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N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BA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AG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O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O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M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C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IY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R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L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B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EV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CH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T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RAL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P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G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ONZ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ND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N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T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RGU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N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F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TIC3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J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AD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K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C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N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OLL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T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O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M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N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91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O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H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L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E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U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BG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N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P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N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N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Z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X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G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E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TH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EB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DA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I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X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IX10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W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D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2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U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MARTU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C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S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2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E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U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W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T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Z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UN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DAT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ET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D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N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H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Q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Q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I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L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RK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G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H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F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G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N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R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D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K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NSU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FO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R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P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QQQ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P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V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G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MT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N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UND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K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EM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W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B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P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O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Y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DIB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F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F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M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T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S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J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L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2P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EW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N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W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E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V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U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Y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ZK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1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SS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H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V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I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K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C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D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B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U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OS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AG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R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C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LUS1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LU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P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1X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F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JN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T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S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B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ROU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MB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C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FU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OL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OO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CP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Z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M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B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TC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C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TAS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EETON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M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L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F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2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T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Z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LAZ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M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L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F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D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NI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TR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M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R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DU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LU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V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CA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K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BB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C20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Q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N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2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Q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XIO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R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E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EL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N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V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UB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N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P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S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NA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S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D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ED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C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BT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A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YB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T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YUKI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IF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X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S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IV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OB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E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Z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Z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ME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PO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O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QU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OLT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HI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X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OB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UDDL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OCU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UT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X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TQ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B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PRK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AP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IG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LAB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ND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ELIZ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G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LRM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EO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XLMG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GRA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IRD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MINE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SN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RUNNERS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KUSD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HR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EX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ABD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D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SJCX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DMC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office:value-type="string" calcext:value-type="string">
            <text:p>PCS</text:p>
          </table:table-cell>
          <table:table-cell office:value-type="float" office:value="0" calcext:value-type="float">
            <text:p>0.0</text:p>
          </table:table-cell>
        </table:table-row>
        <table:table-row table:style-name="ro1" table:number-rows-repeated="104631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08:13:03.044701924</meta:creation-date>
    <dc:date>2019-07-10T08:22:25.262888623</dc:date>
    <meta:editing-duration>PT9M25S</meta:editing-duration>
    <meta:editing-cycles>1</meta:editing-cycles>
    <meta:document-statistic meta:table-count="1" meta:cell-count="4524" meta:object-count="0"/>
    <meta:generator>LibreOffice/5.2.7.2$Linux_X86_64 LibreOffice_project/20m0$Build-2</meta:generator>
  </office:meta>
</office:document-meta>
</file>